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2ffcc" officeooo:paragraph-rsid="0022ffcc"/>
    </style:style>
    <style:style style:name="P2" style:family="paragraph" style:parent-style-name="Text_20_body">
      <style:text-properties officeooo:rsid="003a8e0f" officeooo:paragraph-rsid="003a8e0f"/>
    </style:style>
    <style:style style:name="P3" style:family="paragraph" style:parent-style-name="Text_20_body">
      <style:text-properties officeooo:rsid="003c8da0" officeooo:paragraph-rsid="003cfc6d"/>
    </style:style>
    <style:style style:name="P4" style:family="paragraph" style:parent-style-name="Text_20_body">
      <style:text-properties officeooo:rsid="0046af5b" officeooo:paragraph-rsid="0046af5b"/>
    </style:style>
    <style:style style:name="P5" style:family="paragraph" style:parent-style-name="Text_20_body" style:list-style-name="L1">
      <style:text-properties officeooo:rsid="000db964" officeooo:paragraph-rsid="000db964"/>
    </style:style>
    <style:style style:name="P6" style:family="paragraph" style:parent-style-name="Text_20_body" style:list-style-name="L1">
      <style:text-properties officeooo:rsid="000d6bfa" officeooo:paragraph-rsid="000d6bfa"/>
    </style:style>
    <style:style style:name="P7" style:family="paragraph" style:parent-style-name="Text_20_body" style:list-style-name="L1">
      <style:text-properties officeooo:rsid="004070cd" officeooo:paragraph-rsid="004070cd"/>
    </style:style>
    <style:style style:name="P8" style:family="paragraph" style:parent-style-name="Text_20_body" style:list-style-name="L1">
      <style:text-properties officeooo:rsid="000f1084" officeooo:paragraph-rsid="000f1084"/>
    </style:style>
    <style:style style:name="P9" style:family="paragraph" style:parent-style-name="Text_20_body" style:list-style-name="L2">
      <style:text-properties officeooo:rsid="000f1084" officeooo:paragraph-rsid="000f1084"/>
    </style:style>
    <style:style style:name="P10" style:family="paragraph" style:parent-style-name="Text_20_body" style:list-style-name="L1">
      <style:text-properties officeooo:rsid="001482de" officeooo:paragraph-rsid="001482de"/>
    </style:style>
    <style:style style:name="P11" style:family="paragraph" style:parent-style-name="Text_20_body" style:list-style-name="L1">
      <style:text-properties officeooo:rsid="001bc72d" officeooo:paragraph-rsid="001bc72d"/>
    </style:style>
    <style:style style:name="P12" style:family="paragraph" style:parent-style-name="Text_20_body" style:list-style-name="L1">
      <style:text-properties officeooo:rsid="0012ecaf" officeooo:paragraph-rsid="00206bc2"/>
    </style:style>
    <style:style style:name="P13" style:family="paragraph" style:parent-style-name="Text_20_body" style:list-style-name="L1">
      <style:text-properties officeooo:rsid="003b4d66" officeooo:paragraph-rsid="003b4d66"/>
    </style:style>
    <style:style style:name="P14" style:family="paragraph" style:parent-style-name="Text_20_body" style:list-style-name="L1">
      <style:text-properties officeooo:rsid="0039666b" officeooo:paragraph-rsid="0039666b"/>
    </style:style>
    <style:style style:name="P15" style:family="paragraph" style:parent-style-name="Text_20_body" style:list-style-name="L1">
      <style:text-properties officeooo:rsid="00206bc2" officeooo:paragraph-rsid="003a8e0f"/>
    </style:style>
    <style:style style:name="P16" style:family="paragraph" style:parent-style-name="Text_20_body" style:list-style-name="L1">
      <style:text-properties officeooo:rsid="003a8e0f" officeooo:paragraph-rsid="003a8e0f"/>
    </style:style>
    <style:style style:name="P17" style:family="paragraph" style:parent-style-name="Text_20_body" style:list-style-name="L3">
      <style:text-properties officeooo:rsid="0022ffcc" officeooo:paragraph-rsid="0022ffcc"/>
    </style:style>
    <style:style style:name="P18" style:family="paragraph" style:parent-style-name="Text_20_body" style:list-style-name="L4">
      <style:text-properties officeooo:rsid="0022ffcc" officeooo:paragraph-rsid="0022ffcc"/>
    </style:style>
    <style:style style:name="P19" style:family="paragraph" style:parent-style-name="Text_20_body" style:list-style-name="L4">
      <style:text-properties officeooo:rsid="0032c95a" officeooo:paragraph-rsid="0032c95a"/>
    </style:style>
    <style:style style:name="P20" style:family="paragraph" style:parent-style-name="Text_20_body" style:list-style-name="L5">
      <style:text-properties officeooo:rsid="002a8fce" officeooo:paragraph-rsid="002a8fce"/>
    </style:style>
    <style:style style:name="P21" style:family="paragraph" style:parent-style-name="Text_20_body" style:list-style-name="L5">
      <style:text-properties officeooo:rsid="002cd587" officeooo:paragraph-rsid="002cd587"/>
    </style:style>
    <style:style style:name="P22" style:family="paragraph" style:parent-style-name="Text_20_body" style:list-style-name="L5">
      <style:text-properties officeooo:rsid="00242b3d" officeooo:paragraph-rsid="00242b3d"/>
    </style:style>
    <style:style style:name="P23" style:family="paragraph" style:parent-style-name="Text_20_body" style:list-style-name="L5">
      <style:text-properties officeooo:rsid="00290820" officeooo:paragraph-rsid="00290820"/>
    </style:style>
    <style:style style:name="P24" style:family="paragraph" style:parent-style-name="Text_20_body" style:list-style-name="L5">
      <style:text-properties officeooo:rsid="0046af5b" officeooo:paragraph-rsid="0046af5b"/>
    </style:style>
    <style:style style:name="P25" style:family="paragraph" style:parent-style-name="Heading_20_2">
      <style:paragraph-properties fo:break-before="page"/>
      <style:text-properties officeooo:rsid="0022ffcc" officeooo:paragraph-rsid="0022ff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b6ba"/>
    </style:style>
    <style:style style:name="T3" style:family="text">
      <style:text-properties officeooo:rsid="001dc2fc"/>
    </style:style>
    <style:style style:name="T4" style:family="text">
      <style:text-properties officeooo:rsid="001fdd1c"/>
    </style:style>
    <style:style style:name="T5" style:family="text">
      <style:text-properties officeooo:rsid="00217124"/>
    </style:style>
    <style:style style:name="T6" style:family="text">
      <style:text-properties officeooo:rsid="0027f5ad"/>
    </style:style>
    <style:style style:name="T7" style:family="text">
      <style:text-properties officeooo:rsid="00290820"/>
    </style:style>
    <style:style style:name="T8" style:family="text">
      <style:text-properties officeooo:rsid="002b13c7"/>
    </style:style>
    <style:style style:name="T9" style:family="text">
      <style:text-properties officeooo:rsid="002e190c"/>
    </style:style>
    <style:style style:name="T10" style:family="text">
      <style:text-properties officeooo:rsid="002fff76"/>
    </style:style>
    <style:style style:name="T11" style:family="text">
      <style:text-properties officeooo:rsid="0032b777"/>
    </style:style>
    <style:style style:name="T12" style:family="text">
      <style:text-properties officeooo:rsid="0032c95a"/>
    </style:style>
    <style:style style:name="T13" style:family="text">
      <style:text-properties officeooo:rsid="00338ef1"/>
    </style:style>
    <style:style style:name="T14" style:family="text">
      <style:text-properties officeooo:rsid="0035699f"/>
    </style:style>
    <style:style style:name="T15" style:family="text">
      <style:text-properties officeooo:rsid="0036a90f"/>
    </style:style>
    <style:style style:name="T16" style:family="text">
      <style:text-properties officeooo:rsid="00380e9f"/>
    </style:style>
    <style:style style:name="T17" style:family="text">
      <style:text-properties officeooo:rsid="003a8e0f"/>
    </style:style>
    <style:style style:name="T18" style:family="text">
      <style:text-properties officeooo:rsid="0040e82b"/>
    </style:style>
    <style:style style:name="T19" style:family="text">
      <style:text-properties officeooo:rsid="0046af5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omputer Lab <text:span text:style-name="T3">Policies</text:span></text:h>
      <text:list xml:id="list518252093064071685" text:style-name="L1">
        <text:list-item>
          <text:p text:style-name="P5">Personal items</text:p>
          <text:list>
            <text:list-item>
              <text:p text:style-name="P6">Backpacks must be left at the door</text:p>
            </text:list-item>
            <text:list-item>
              <text:p text:style-name="P5">No food or drink other than water bottles, which must remain at the door</text:p>
            </text:list-item>
            <text:list-item>
              <text:p text:style-name="P7">Room should remain clean and <text:span text:style-name="T18">in order</text:span></text:p>
            </text:list-item>
          </text:list>
        </text:list-item>
        <text:list-item>
          <text:p text:style-name="P5">Saving files</text:p>
          <text:list>
            <text:list-item>
              <text:p text:style-name="P6">All files <text:span text:style-name="T4">you want to keep </text:span>must be saved on flash drives</text:p>
            </text:list-item>
            <text:list-item>
              <text:p text:style-name="P6">Flash drives must be left in the lab</text:p>
            </text:list-item>
          </text:list>
        </text:list-item>
        <text:list-item>
          <text:p text:style-name="P8">Internet usage</text:p>
          <text:list>
            <text:list-item>
              <text:p text:style-name="P10">Do not download anything <text:span text:style-name="T2">without permission</text:span></text:p>
            </text:list-item>
          </text:list>
        </text:list-item>
        <text:list-item>
          <text:p text:style-name="P11">Computer <text:span text:style-name="T5">usage</text:span></text:p>
          <text:list>
            <text:list-item>
              <text:p text:style-name="P12">Do nothing malicious</text:p>
            </text:list-item>
            <text:list-item>
              <text:p text:style-name="P13">No games, movies, or music</text:p>
            </text:list-item>
            <text:list-item>
              <text:p text:style-name="P14">No remove cables, <text:span text:style-name="T17">changing computer settings, running executables other than programs already installed on computer</text:span></text:p>
            </text:list-item>
          </text:list>
        </text:list-item>
        <text:list-item>
          <text:p text:style-name="P15">Only for academic use</text:p>
        </text:list-item>
        <text:list-item>
          <text:p text:style-name="P16">During work time, must remain quiet</text:p>
        </text:list-item>
      </text:list>
      <text:p text:style-name="P2"/>
      <text:p text:style-name="P3"><text:span text:style-name="T1">Note:</text:span> these policies may be changed and the new policies will be binding</text:p>
      <text:h text:style-name="Heading_20_2" text:outline-level="2">Consequences</text:h>
      <text:list xml:id="list2051524523509501536" text:style-name="L2">
        <text:list-item>
          <text:p text:style-name="P9">If one breaks these policies, <text:span text:style-name="T16">that individual may receive a detention or suspension depending on the severity of the rule broken.</text:span></text:p>
        </text:list-item>
      </text:list>
      <text:h text:style-name="P25" text:outline-level="2">Computer Lab Procedures</text:h>
      <text:h text:style-name="Heading_20_5" text:outline-level="5"><text:span text:style-name="T7">Student: </text:span>Entering the Classroom</text:h>
      <text:list xml:id="list5059629811652028164" text:style-name="L3">
        <text:list-item>
          <text:p text:style-name="P17">Leave your backpack at the door</text:p>
        </text:list-item>
        <text:list-item>
          <text:p text:style-name="P17">Grab your flash drive</text:p>
        </text:list-item>
        <text:list-item>
          <text:p text:style-name="P17">Power on <text:span text:style-name="T8">your assigned </text:span>computer</text:p>
        </text:list-item>
        <text:list-item>
          <text:p text:style-name="P17">Plug in your flash drive</text:p>
        </text:list-item>
      </text:list>
      <text:h text:style-name="Heading_20_5" text:outline-level="5"><text:span text:style-name="T7">Student: </text:span>Exiting the Classroom</text:h>
      <text:list xml:id="list4330864973938999527" text:style-name="L4">
        <text:list-item>
          <text:p text:style-name="P18">Save all files <text:span text:style-name="T11">to</text:span> your flash drive</text:p>
        </text:list-item>
        <text:list-item>
          <text:p text:style-name="P18">Shut down the computer</text:p>
        </text:list-item>
        <text:list-item>
          <text:p text:style-name="P19">Wait for your teacher to dismiss you</text:p>
        </text:list-item>
        <text:list-item>
          <text:p text:style-name="P18">Pick up any trash nearby <text:span text:style-name="T12">and throw away on the way out</text:span></text:p>
        </text:list-item>
      </text:list>
      <text:p text:style-name="P1"/>
      <text:h text:style-name="Heading_20_5" text:outline-level="5">Teacher: <text:span text:style-name="T7">Entering the Classroom</text:span></text:h>
      <text:list xml:id="list6781787786186956327" text:style-name="L5">
        <text:list-item>
          <text:p text:style-name="P20">Unlock the class's flash drive box</text:p>
        </text:list-item>
        <text:list-item>
          <text:p text:style-name="P21">Make sure the students go to their assigned computer</text:p>
        </text:list-item>
        <text:list-item>
          <text:p text:style-name="P22">Power on the teacher computer <text:span text:style-name="T6">in the front</text:span></text:p>
        </text:list-item>
        <text:list-item>
          <text:p text:style-name="P22">Login as “teachers”</text:p>
        </text:list-item>
        <text:list-item>
          <text:p text:style-name="P22">Start up iTALC, logging in as “teachers”, to monitor student computers</text:p>
        </text:list-item>
      </text:list>
      <text:h text:style-name="Heading_20_5" text:outline-level="5">Teacher: <text:span text:style-name="T7">Exiting the Classroom</text:span></text:h>
      <text:list xml:id="list194212062892683" text:continue-numbering="true" text:style-name="L5">
        <text:list-item>
          <text:p text:style-name="P23">Ensure all student computers are <text:span text:style-name="T9">powered </text:span>off <text:span text:style-name="T13">(if not, click “Power Off” button in iTALC)</text:span></text:p>
        </text:list-item>
        <text:list-item>
          <text:p text:style-name="P23">Ensure all flash drives are <text:span text:style-name="T10">accounted for in the class's lock box</text:span></text:p>
        </text:list-item>
        <text:list-item>
          <text:p text:style-name="P23">Dismiss the class</text:p>
        </text:list-item>
        <text:list-item>
          <text:p text:style-name="P23">Turn off the teacher computer <text:span text:style-name="T19">and the A/C</text:span></text:p>
        </text:list-item>
        <text:list-item>
          <text:p text:style-name="P24">Lock the door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2T15:21:09.723889620</meta:creation-date>
    <dc:date>2016-10-31T19:42:10.662306589</dc:date>
    <meta:editing-duration>PT41M11S</meta:editing-duration>
    <meta:editing-cycles>49</meta:editing-cycles>
    <meta:generator>LibreOffice/5.1.5.2$Linux_X86_64 LibreOffice_project/10m0$Build-2</meta:generator>
    <meta:document-statistic meta:table-count="0" meta:image-count="0" meta:object-count="0" meta:page-count="2" meta:paragraph-count="42" meta:word-count="314" meta:character-count="1656" meta:non-whitespace-character-count="1418"/>
  </office:meta>
</office:document-meta>
</file>